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/>
    </style:style>
    <style:style style:name="T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3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4" style:parent-style-name="Standard" style:family="paragraph">
      <style:paragraph-properties fo:margin-bottom="0in" fo:line-height="100%"/>
    </style:style>
    <style:style style:name="T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6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7" style:parent-style-name="Standard" style:family="paragraph">
      <style:paragraph-properties fo:margin-bottom="0in" fo:line-height="100%"/>
    </style:style>
    <style:style style:name="T8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5pt" style:font-size-asian="15pt" style:font-size-complex="15pt" style:language-asian="pt" style:country-asian="BR"/>
    </style:style>
    <style:style style:name="P9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fo:font-size="15pt" style:font-size-asian="15pt" style:font-size-complex="15pt" style:language-asian="pt" style:country-asian="BR"/>
    </style:style>
    <style:style style:name="P1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11" style:parent-style-name="Standard" style:family="paragraph">
      <style:paragraph-properties fo:margin-bottom="0in" fo:line-height="100%"/>
    </style:style>
    <style:style style:name="T12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13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1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" style:parent-style-name="Standard" style:family="paragraph">
      <style:paragraph-properties fo:margin-bottom="0in" fo:line-height="100%"/>
    </style:style>
    <style:style style:name="T1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18" style:parent-style-name="Standard" style:family="paragraph">
      <style:paragraph-properties fo:margin-bottom="0in" fo:line-height="100%"/>
    </style:style>
    <style:style style:name="T1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5pt" style:font-size-asian="15pt" style:font-size-complex="15pt" style:language-asian="pt" style:country-asian="BR"/>
    </style:style>
    <style:style style:name="P2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21" style:parent-style-name="Standard" style:family="paragraph">
      <style:paragraph-properties fo:margin-bottom="0in" fo:line-height="100%"/>
    </style:style>
    <style:style style:name="T2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23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2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25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26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2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28" style:parent-style-name="Standard" style:family="paragraph">
      <style:paragraph-properties fo:margin-bottom="0in" fo:line-height="100%"/>
    </style:style>
    <style:style style:name="T2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30" style:parent-style-name="Standard" style:family="paragraph">
      <style:paragraph-properties fo:margin-bottom="0in" fo:line-height="100%"/>
    </style:style>
    <style:style style:name="T31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3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T33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3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35" style:parent-style-name="Standard" style:family="paragraph">
      <style:paragraph-properties fo:margin-bottom="0in" fo:line-height="100%"/>
    </style:style>
    <style:style style:name="T36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3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38" style:parent-style-name="Standard" style:family="paragraph">
      <style:paragraph-properties fo:margin-bottom="0in" fo:line-height="100%"/>
    </style:style>
    <style:style style:name="T39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40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41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42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T43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4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45" style:parent-style-name="Standard" style:family="paragraph">
      <style:paragraph-properties fo:margin-bottom="0in" fo:line-height="100%"/>
    </style:style>
    <style:style style:name="T4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47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48" style:parent-style-name="Standard" style:family="paragraph">
      <style:paragraph-properties fo:margin-bottom="0in" fo:line-height="100%"/>
    </style:style>
    <style:style style:name="T49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50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51" style:parent-style-name="Standard" style:family="paragraph">
      <style:paragraph-properties fo:margin-bottom="0in" fo:line-height="100%"/>
    </style:style>
    <style:style style:name="T52" style:parent-style-name="Fonteparág.padrão" style:family="text"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5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54" style:parent-style-name="Standard" style:family="paragraph">
      <style:paragraph-properties fo:margin-bottom="0in" fo:line-height="100%"/>
    </style:style>
    <style:style style:name="T5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5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57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58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59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0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3" style:parent-style-name="Standard" style:family="paragraph">
      <style:paragraph-properties fo:margin-bottom="0in" fo:line-height="100%"/>
    </style:style>
    <style:style style:name="T6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6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68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69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70" style:parent-style-name="Standard" style:family="paragraph">
      <style:paragraph-properties fo:margin-bottom="0in" fo:line-height="100%"/>
      <style:text-properties style:font-name="Arial" style:font-name-asian="Times New Roman" style:font-name-complex="Arial" style:font-weight-complex="bold" fo:color="#000000" fo:font-size="15pt" style:font-size-asian="15pt" style:font-size-complex="15pt" style:language-asian="pt" style:country-asian="BR"/>
    </style:style>
    <style:style style:name="P71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72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73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74" style:parent-style-name="Standard" style:family="paragraph">
      <style:paragraph-properties fo:margin-bottom="0in" fo:line-height="100%"/>
      <style:text-properties style:font-name="Arial" style:font-name-asian="Times New Roman" style:font-name-complex="Arial" fo:color="#000000" fo:font-size="15pt" style:font-size-asian="15pt" style:font-size-complex="15pt" style:language-asian="pt" style:country-asian="BR"/>
    </style:style>
    <style:style style:name="P7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76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77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7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7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4" style:parent-style-name="Standard" style:family="paragraph">
      <style:paragraph-properties fo:margin-bottom="0in" fo:line-height="100%"/>
    </style:style>
    <style:style style:name="T8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86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8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8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5" style:parent-style-name="Standard" style:family="paragraph">
      <style:paragraph-properties fo:margin-bottom="0in" fo:line-height="100%"/>
    </style:style>
    <style:style style:name="T9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9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9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2" style:parent-style-name="Standard" style:family="paragraph">
      <style:paragraph-properties fo:margin-bottom="0in" fo:line-height="100%"/>
    </style:style>
    <style:style style:name="T10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0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0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0" style:parent-style-name="Standard" style:family="paragraph">
      <style:paragraph-properties fo:margin-bottom="0in" fo:line-height="100%"/>
    </style:style>
    <style:style style:name="T11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1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17" style:parent-style-name="Standard" style:family="paragraph">
      <style:paragraph-properties fo:margin-bottom="0in" fo:line-height="100%"/>
    </style:style>
    <style:style style:name="T1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1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0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4" style:parent-style-name="Standard" style:family="paragraph">
      <style:paragraph-properties fo:margin-bottom="0in" fo:line-height="100%"/>
    </style:style>
    <style:style style:name="T125" style:parent-style-name="Fonteparág.padrão" style:family="text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T12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2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29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0" style:parent-style-name="Standard" style:family="paragraph">
      <style:paragraph-properties fo:margin-bottom="0in" fo:line-height="100%"/>
    </style:style>
    <style:style style:name="T13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32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3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4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5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6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37" style:parent-style-name="Standard" style:family="paragraph">
      <style:paragraph-properties fo:margin-bottom="0in" fo:line-height="100%"/>
    </style:style>
    <style:style style:name="T13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39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0" style:parent-style-name="Standard" style:family="paragraph"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4" style:parent-style-name="Standard" style:family="paragraph">
      <style:paragraph-properties fo:margin-bottom="0in" fo:line-height="100%"/>
    </style:style>
    <style:style style:name="T14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4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49" style:parent-style-name="Standard" style:family="paragraph">
      <style:paragraph-properties fo:margin-bottom="0in" fo:line-height="100%"/>
    </style:style>
    <style:style style:name="T15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5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3" style:parent-style-name="Standard" style:family="paragraph">
      <style:paragraph-properties fo:margin-bottom="0in" fo:line-height="100%"/>
    </style:style>
    <style:style style:name="T15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5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8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59" style:parent-style-name="Standard" style:family="paragraph">
      <style:paragraph-properties fo:margin-bottom="0in" fo:line-height="100%"/>
    </style:style>
    <style:style style:name="T16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pt" style:country-asian="BR"/>
    </style:style>
    <style:style style:name="P161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2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3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5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6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  <style:style style:name="P167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5pt" style:font-size-asian="15pt" style:font-size-complex="15pt" style:language-asian="pt" style:country-asian="BR"/>
    </style:style>
  </office:automatic-styles>
  <office:body>
    <office:text text:use-soft-page-breaks="true">
      <text:p text:style-name="P1"><text:span text:style-name="T2">RESPIRE! RESPIRE! RESPIRE!</text:span></text:p>
      <text:p text:style-name="P3"/>
      <text:p text:style-name="P4"><text:span text:style-name="T5">[Slide 1]</text:span></text:p>
      <text:p text:style-name="P6"/>
      <text:p text:style-name="P7"><text:span text:style-name="T8">Ana: ???</text:span></text:p>
      <text:p text:style-name="P9"/>
      <text:p text:style-name="P10">Steven: Boa tarde! Meu nome é Steven, sou integrante do APOENA.<text:s/></text:p>
      <text:p text:style-name="P11"><text:span text:style-name="T12">O APOENA busca desenvolver pesquisas de diversas áreas da gestão das<text:s/></text:span><text:span text:style-name="T13">políticas culturais, principalmente relacionado à LAB.</text:span></text:p>
      <text:p text:style-name="P14"/>
      <text:p text:style-name="P15"><text:span text:style-name="T16">[Slide 2] e [Slide 3]</text:span></text:p>
      <text:p text:style-name="P17"/>
      <text:p text:style-name="P18"><text:span text:style-name="T19">Ana:</text:span></text:p>
      <text:p text:style-name="P20"/>
      <text:p text:style-name="P21"><text:span text:style-name="T22">[Slide 4]</text:span></text:p>
      <text:p text:style-name="P23">A primeira etapa foi relacionada com o processo de coleta de dados. A coleta de dados foi <text:s/>via Google News com a expressão Lei Aldir Blanc durante 82 semanas</text:p>
      <text:p text:style-name="P24"/>
      <text:p text:style-name="P25">Período: entre 25/02/2021 e 15/11/2022</text:p>
      <text:p text:style-name="P26"/>
      <text:p text:style-name="P27"/>
      <text:p text:style-name="P28"><text:span text:style-name="T29">[Slide 5]</text:span></text:p>
      <text:p text:style-name="P30"><text:span text:style-name="T31">Com isso, obtivemos um banco de dados de<text:s/></text:span><text:span text:style-name="T32">4353 registros</text:span><text:span text:style-name="T33">.</text:span></text:p>
      <text:p text:style-name="P34"/>
      <text:p text:style-name="P35"><text:span text:style-name="T36">Após essa etapa, fizemos uma limpeza de dados. Chamo a atenção para duas etapas</text:span></text:p>
      <text:p text:style-name="P37"/>
      <text:p text:style-name="P38"><text:span text:style-name="T39">1 - Remover as homenagens ao compositor Aldir Blanc que não<text:s/></text:span><text:span text:style-name="T40">estavam relacionadas com a Lei Aldir Blanc. Isso é para deixar o banco de dados homogêneo (isso é, somente com postagens sobre a Lei). Um exemplo disso é a conta do tweet 'VascodaGama', que fez<text:s/></text:span><text:soft-page-break/><text:span text:style-name="T41">algumas homenagens ao vascaíno Aldir Blanc e não tratava da Le</text:span><text:span text:style-name="T42">i.</text:span><text:span text:style-name="T43"><text:line-break/></text:span></text:p>
      <text:p text:style-name="P44"/>
      <text:p text:style-name="P45"><text:span text:style-name="T46">[Slide 6]</text:span></text:p>
      <text:p text:style-name="P47"/>
      <text:p text:style-name="P48"><text:span text:style-name="T49">Em função disso, obtivemos, após a limpeza, um banco de dados com banco de dados com 2.626 matérias exclusiva na versão final.</text:span></text:p>
      <text:p text:style-name="P50"/>
      <text:p text:style-name="P51"><text:span text:style-name="T52">O mesmo procedimento foi realizado com o termo de busca “Lei Paulo Gustavo”.</text:span></text:p>
      <text:p text:style-name="P53"/>
      <text:p text:style-name="P54"><text:span text:style-name="T55">[Slide 9]</text:span></text:p>
      <text:p text:style-name="P56"/>
      <text:p text:style-name="P57">Estudamos a origem de cada artigo;</text:p>
      <text:p text:style-name="P58">Mídia Tradicional, Mídia Alternativa, Prefeituras, Governos Estaduais, Camará de deputados, Senado<text:s/></text:p>
      <text:p text:style-name="P59">Frequência do Eixo (esquerda/direita) de cada artigo</text:p>
      <text:p text:style-name="P60"><text:s text:c="4"/>CartaCapital,PT,PCdoB, Brasil 247,Mídia Ninja, Brasil de Fato, Le Monde Diplomatique Brasil, FORAM CLASSIFICADOS DE ESQUERDA</text:p>
      <text:p text:style-name="P61"><text:s text:c="4"/>O Antagonista, Valor Econômico, Jovem Pan, R7, ISTOÉ, Istoé Dinheiro, CNN Brasil, Estadão, VEJA, Veja Rio, FORAM CLASSIFICADOS DE DIREITA</text:p>
      <text:p text:style-name="P62"/>
      <text:p text:style-name="P63"><text:span text:style-name="T64">[Slide 10]</text:span></text:p>
      <text:p text:style-name="P65"/>
      <text:p text:style-name="P66">Depois contamos a quantidade de matérias por origens e por eixo</text:p>
      <text:p text:style-name="P67"/>
      <text:p text:style-name="P68">[Slide 12]</text:p>
      <text:p text:style-name="P69"/>
      <text:soft-page-break/>
      <text:p text:style-name="P70">Aqui temos alguns exemplos de matérias sobre a LAB</text:p>
      <text:p text:style-name="P71"/>
      <text:p text:style-name="P72">[Slide 13]</text:p>
      <text:p text:style-name="P73"/>
      <text:p text:style-name="P74">Isso gera essas matérias. Só que essas matérias tem visões de mundo e linhas editoriais. Assim, vou mostrar, duas <text:s/>matérias positivas e duas negativas</text:p>
      <text:p text:style-name="P75"/>
      <text:p text:style-name="P76"/>
      <text:p text:style-name="P77">[Slide 18]</text:p>
      <text:p text:style-name="P78"/>
      <text:p text:style-name="P79">Aqui podemos<text:s/>ver a frequência das matérias que foram classificadas.</text:p>
      <text:p text:style-name="P80">Podemos ver o papel do Estado. Principalmente,l</text:p>
      <text:p text:style-name="P81">Tabela 2 – Matérias sobre a LAB</text:p>
      <text:p text:style-name="P82"/>
      <text:p text:style-name="P83"/>
      <text:p text:style-name="P84"><text:span text:style-name="T85">[Slide 22]</text:span></text:p>
      <text:p text:style-name="P86"/>
      <text:p text:style-name="P87">A ideia aqui é procurar termos (quase) exclusivos.</text:p>
      <text:p text:style-name="P88"/>
      <text:p text:style-name="P89">Podemos ver os termos</text:p>
      <text:p text:style-name="P90"/>
      <text:p text:style-name="P91">“Prorrogação”, “combustíveis”,<text:s/>“bingos”, e “cassinos”</text:p>
      <text:p text:style-name="P92"/>
      <text:p text:style-name="P93">Isso porque nesse ano teve uma PEC dos combustíveis na camará no mesmo período e a votação dos cassinos no mesmo dia da prorrogação. Esses termos não foram encontrados no Senado.</text:p>
      <text:p text:style-name="P94"/>
      <text:p text:style-name="P95"><text:span text:style-name="T96">[Slide 23]</text:span></text:p>
      <text:p text:style-name="P97"/>
      <text:p text:style-name="P98">Já os termos “mais exclusivos” das prefeituras são <text:s/>relacionados com os nomes das prefeituras, bem<text:s/><text:soft-page-break/>como as contrapartidas, divulgação dos resultados, e editais.</text:p>
      <text:p text:style-name="P99"/>
      <text:p text:style-name="P100">Além, disso, podemos perceber as palavras <text:s/>artistas e <text:s/>bairros ( o que indica a direção local das matérias)</text:p>
      <text:p text:style-name="P101"/>
      <text:p text:style-name="P102"><text:span text:style-name="T103">[Slide 24]</text:span></text:p>
      <text:p text:style-name="P104"/>
      <text:p text:style-name="P105">Quando observamos o nível estadual, podemos observar o destaque de divulgação da SECULT-CE.</text:p>
      <text:p text:style-name="P106">Além disso, podemos ver termos relacionados a divulgação de editais também<text:s/></text:p>
      <text:p text:style-name="P107">“abre”, “etapas”, “inscrições”, “dúvidas”</text:p>
      <text:p text:style-name="P108"/>
      <text:p text:style-name="P109"/>
      <text:p text:style-name="P110"><text:span text:style-name="T111">[Slide 25]</text:span></text:p>
      <text:p text:style-name="P112"/>
      <text:p text:style-name="P113">Engraçado que a primeira referencia<text:s/>encontrada a trabalhador é na Empresa Brasil de Comunicação – EBC</text:p>
      <text:p text:style-name="P114"/>
      <text:p text:style-name="P115">A estudando o motivo de aparecer varginha aqui na EBC, percebi que o classificador da fundação FUNARTE acabou colocando uma matéria da fundação cultural de varginha em EBC ( isso será refeito)</text:p>
      <text:p text:style-name="P116"/>
      <text:p text:style-name="P117"><text:span text:style-name="T118">[Slide 26]</text:span></text:p>
      <text:p text:style-name="P119"/>
      <text:p text:style-name="P120">Aqui podemos ver o uso do termo “vitória” que não estão nos outros veículos.</text:p>
      <text:p text:style-name="P121">Acredito que seja “vitória da cultura”</text:p>
      <text:p text:style-name="P122">Migalhas é o nome de um jornal online.</text:p>
      <text:p text:style-name="P123"/>
      <text:p text:style-name="P124"><text:span text:style-name="T125"><text:s/></text:span><text:span text:style-name="T126">[Slide 27]</text:span></text:p>
      <text:p text:style-name="P127"/>
      <text:p text:style-name="P128">Aqui podemos ver os termos “exclusivos” da mídia tradicional</text:p>
      <text:p text:style-name="P129">Palavras<text:s/>que são mais usada pela Mídias Tradicional do que em outros veículos.<text:s/></text:p>
      <text:p text:style-name="P130"><text:span text:style-name="T131">[Um pouco de silêncio]</text:span></text:p>
      <text:p text:style-name="P132"/>
      <text:p text:style-name="P133">Chama a atenção o termo Bolsonaro e Mário Frias. É muito mais fácil esses termos aparecerem na mídia tradional do que nos outros grupos.</text:p>
      <text:p text:style-name="P134">Alem disso, podemos ver<text:s/>os termos como “orçamento”, “bi” (de bilhões), “verba”.</text:p>
      <text:p text:style-name="P135">Podemos ver também o termo “entreterimento” Que indicam ( ao meu ver o modo de pensar da mídia tradicional) – suspeito que a mídia tradicional vejam a LAB como gasto para o entreterimento.</text:p>
      <text:p text:style-name="P136">Além disso,<text:s/>podemos ver também a comparação entre a LAB e a Lei “rouanet”<text:s/></text:p>
      <text:p text:style-name="P137"><text:span text:style-name="T138">[Slide 28]</text:span></text:p>
      <text:p text:style-name="P139"/>
      <text:p text:style-name="P140">OpLexicon  é composto por uma lista 30 mil palavras classificadas com a sua categoria morfológica e anotadas com a polaridade positiva, negativa ou neutra. (classificação por<text:s/>linguistas)</text:p>
      <text:p text:style-name="P141"/>
      <text:p text:style-name="P142"/>
      <text:p text:style-name="P143"/>
      <text:soft-page-break/>
      <text:p text:style-name="P144"><text:span text:style-name="T145">[Slide 29]</text:span></text:p>
      <text:p text:style-name="P146"/>
      <text:p text:style-name="P147">Aqui podemos ver o sentimento negativo dos blogs e mídias alternativas em relação ao Bolsonaro e ao Mario Frias e sentimento neutro em relação ao PT.</text:p>
      <text:p text:style-name="P148"/>
      <text:p text:style-name="P149"><text:span text:style-name="T150">[Slide 30]</text:span></text:p>
      <text:p text:style-name="P151">Quando realizamos o mesmo procedimento em relação à mídia<text:s/>tradicional, vemos que são empregados termos negativos em relação ao PT<text:s/></text:p>
      <text:p text:style-name="P152"/>
      <text:p text:style-name="P153"><text:span text:style-name="T154">[Slide 32]</text:span></text:p>
      <text:p text:style-name="P155">A modelagem sugere a construção de nove tópicos.<text:s/></text:p>
      <text:p text:style-name="P156"/>
      <text:p text:style-name="P157">Se fosse um livro, deveria ter um capitulo sobre o veto do Bolsonaro, um capítulo sobre a pandemia, um capitulo sobre artes e vários capítulos sobre a lei Paulo Gustavo ( o que indica uma mobilização para a aprovação da Lei Paulo Gustavo.</text:p>
      <text:p text:style-name="P158"/>
      <text:p text:style-name="P159"><text:span text:style-name="T160">[Slide 34]</text:span></text:p>
      <text:p text:style-name="P161"/>
      <text:p text:style-name="P162">1. Apesar de ser uma lei de emergência na pandemia, alguns setores da mídia insistem na comparação com a Lei rouanet</text:p>
      <text:p text:style-name="P163"/>
      <text:p text:style-name="P164">2. Encontramos evidências de um protagonismo do veto do Bolsonaro a LAB nos grandes veículos de mídia<text:s/></text:p>
      <text:p text:style-name="P165"/>
      <text:p text:style-name="P166">3. Encontramos evidências de um protagonismo da Lei Paulo Gustavo em todas as outras mídias</text:p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ítulo3Char1" style:display-name="Título 3 Char1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columns fo:column-count="2">
          <style:column style:rel-width="5233*" fo:start-indent="0in" fo:end-indent="0.2458in"/>
          <style:column style:rel-width="5233*" fo:start-indent="0.245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Ross</meta:initial-creator>
    <dc:creator>Steven Ross</dc:creator>
    <meta:creation-date>2022-08-08T13:00:00Z</meta:creation-date>
    <dc:date>2022-12-09T18:32:00Z</dc:date>
    <meta:print-date>2022-12-09T18:31:00Z</meta:print-date>
    <meta:template xlink:href="Normal" xlink:type="simple"/>
    <meta:editing-cycles>6</meta:editing-cycles>
    <meta:editing-duration>PT12000S</meta:editing-duration>
    <meta:user-defined meta:name="AppVersion">12.0000</meta:user-defined>
    <meta:user-defined meta:name="Company">Microsoft</meta:user-defined>
    <meta:document-statistic meta:page-count="3" meta:paragraph-count="10" meta:word-count="813" meta:character-count="5196" meta:row-count="36" meta:non-whitespace-character-count="4393"/>
  </office:meta>
</office:document-meta>
</file>